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6.9333in" fo:margin-left="-0.0063in" fo:margin-right="-0.0021in" style:page-number="auto" fo:break-before="page" table:align="margins"/>
    </style:style>
    <style:style style:name="Table1.A" style:family="table-column">
      <style:table-column-properties style:column-width="6.9333in" style:rel-column-width="65535*"/>
    </style:style>
    <style:style style:name="Table1.1" style:family="table-row">
      <style:table-row-properties style:min-row-height="0.0208in"/>
    </style:style>
    <style:style style:name="Table1.A1" style:family="table-cell">
      <style:table-cell-properties fo:padding="0in" fo:border-left="none" fo:border-right="none" fo:border-top="none" fo:border-bottom="0.034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6.1243in" style:rel-column-width="58027*"/>
    </style:style>
    <style:style style:name="Table2.B" style:family="table-column">
      <style:table-column-properties style:column-width="0.7924in" style:rel-column-width="7508*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1042in" style:rel-column-width="1590*"/>
    </style:style>
    <style:style style:name="Table3.B" style:family="table-column">
      <style:table-column-properties style:column-width="0.0833in" style:rel-column-width="120*"/>
    </style:style>
    <style:style style:name="Table3.C" style:family="table-column">
      <style:table-column-properties style:column-width="5.7396in" style:rel-column-width="826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1563in" style:rel-column-width="10938*"/>
    </style:style>
    <style:style style:name="Table4.B" style:family="table-column">
      <style:table-column-properties style:column-width="0.0729in" style:rel-column-width="689*"/>
    </style:style>
    <style:style style:name="Table4.C" style:family="table-column">
      <style:table-column-properties style:column-width="5.6979in" style:rel-column-width="53908*"/>
    </style:style>
    <style:style style:name="Table5" style:family="table">
      <style:table-properties style:width="5.6986in" table:align="margins"/>
    </style:style>
    <style:style style:name="Table5.A" style:family="table-column">
      <style:table-column-properties style:column-width="0.3729in" style:rel-column-width="4288*"/>
    </style:style>
    <style:style style:name="Table5.B" style:family="table-column">
      <style:table-column-properties style:column-width="1.0021in" style:rel-column-width="11524*"/>
    </style:style>
    <style:style style:name="Table5.C" style:family="table-column">
      <style:table-column-properties style:column-width="0.0625in" style:rel-column-width="718*"/>
    </style:style>
    <style:style style:name="Table5.D" style:family="table-column">
      <style:table-column-properties style:column-width="4.2611in" style:rel-column-width="49005*"/>
    </style:style>
    <style:style style:name="Table6" style:family="table">
      <style:table-properties style:width="5.6986in" table:align="margins"/>
    </style:style>
    <style:style style:name="Table6.A" style:family="table-column">
      <style:table-column-properties style:column-width="0.6861in" style:rel-column-width="7890*"/>
    </style:style>
    <style:style style:name="Table6.B" style:family="table-column">
      <style:table-column-properties style:column-width="1.0222in" style:rel-column-width="11755*"/>
    </style:style>
    <style:style style:name="Table6.C" style:family="table-column">
      <style:table-column-properties style:column-width="0.0625in" style:rel-column-width="718*"/>
    </style:style>
    <style:style style:name="Table6.D" style:family="table-column">
      <style:table-column-properties style:column-width="3.9278in" style:rel-column-width="45172*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3.75in" style:rel-column-width="35477*"/>
    </style:style>
    <style:style style:name="Table7.B" style:family="table-column">
      <style:table-column-properties style:column-width="1.0938in" style:rel-column-width="10347*"/>
    </style:style>
    <style:style style:name="Table7.C" style:family="table-column">
      <style:table-column-properties style:column-width="0.0729in" style:rel-column-width="689*"/>
    </style:style>
    <style:style style:name="Table7.D" style:family="table-column">
      <style:table-column-properties style:column-width="2.0104in" style:rel-column-width="19022*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Calibri" fo:font-size="12pt" fo:language="en" fo:country="US" style:font-size-asian="12pt" style:font-name-complex="Arial" style:font-size-complex="12pt"/>
    </style:style>
    <style:style style:name="P3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Calibri" fo:font-size="12pt" fo:language="en" fo:country="US" style:font-size-asian="12pt" style:font-name-complex="Arial" style:font-size-complex="12pt"/>
    </style:style>
    <style:style style:name="P4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12pt" fo:language="en" fo:country="US" style:font-size-asian="12pt" style:font-name-complex="Arial" style:font-size-complex="12pt"/>
    </style:style>
    <style:style style:name="P6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Arial" fo:font-size="12pt" fo:language="en" fo:country="US" style:font-size-asian="12pt" style:font-name-complex="Arial" style:font-size-complex="12pt"/>
    </style:style>
    <style:style style:name="P7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12pt" fo:language="en" fo:country="US" style:text-underline-style="solid" style:text-underline-width="auto" style:text-underline-color="font-color" style:font-size-asian="12pt" style:font-name-complex="Arial" style:font-size-complex="12pt"/>
    </style:style>
    <style:style style:name="P8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8pt" fo:language="en" fo:country="US" style:font-size-asian="8pt" style:font-name-complex="Arial" style:font-size-complex="9pt"/>
    </style:style>
    <style:style style:name="P10" style:family="paragraph" style:parent-style-name="Standard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Arial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Arial" fo:font-size="12pt" fo:language="en" fo:country="US" fo:font-weight="normal" fo:background-color="transparent" style:font-name-asian="Calibri1" style:font-size-asian="12pt" style:font-name-complex="Calibri1" style:font-size-complex="12pt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Arial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0pt" fo:letter-spacing="0.0417in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margin-left="0.5102in" fo:margin-right="0in" fo:margin-top="0.0417in" fo:margin-bottom="0in" fo:text-align="justify" style:justify-single-word="false" fo:text-indent="-0.1146in" style:auto-text-indent="false">
        <style:tab-stops>
          <style:tab-stop style:position="-0.1146in"/>
          <style:tab-stop style:position="1.1874in"/>
          <style:tab-stop style:position="1.3752in"/>
        </style:tab-stops>
      </style:paragraph-properties>
      <style:text-properties style:font-name="Arial" fo:font-size="12pt" style:font-size-asian="12pt" style:font-size-complex="12pt"/>
    </style:style>
    <style:style style:name="P25" style:family="paragraph" style:parent-style-name="Standard" style:list-style-name="L1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style:font-name="Arial" fo:font-size="12pt" style:font-size-asian="12pt" style:font-size-complex="12pt"/>
    </style:style>
    <style:style style:name="P26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style:font-name="Arial" fo:font-size="12pt" style:font-size-asian="12pt" style:font-size-complex="12pt"/>
    </style:style>
    <style:style style:name="P27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  <style:tab-stop style:position="1.3752in"/>
          <style:tab-stop style:position="5.1252in"/>
        </style:tab-stops>
      </style:paragraph-properties>
      <style:text-properties style:font-name="Arial" fo:font-size="12pt" style:font-size-asian="12pt" style:font-size-complex="12pt"/>
    </style:style>
    <style:style style:name="P28" style:family="paragraph" style:parent-style-name="Standard" style:list-style-name="L1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Arial" fo:font-size="12pt" fo:language="id" fo:country="ID" style:font-size-asian="12pt" style:font-name-complex="Arial" style:font-size-complex="12pt"/>
    </style:style>
    <style:style style:name="P29" style:family="paragraph" style:parent-style-name="Standard" style:list-style-name="L2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Arial" fo:font-size="12pt" fo:language="id" fo:country="ID" style:font-size-asian="12pt" style:font-name-complex="Arial" style:font-size-complex="12pt"/>
    </style:style>
    <style:style style:name="P30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  <style:tab-stop style:position="1.3752in"/>
          <style:tab-stop style:position="5.1252in"/>
        </style:tab-stops>
      </style:paragraph-properties>
      <style:text-properties fo:color="#000000" style:font-name="Arial" fo:font-size="12pt" fo:language="id" fo:country="ID" style:font-size-asian="12pt" style:font-name-complex="Arial" style:font-size-complex="12pt"/>
    </style:style>
    <style:style style:name="P31" style:family="paragraph" style:parent-style-name="Standard" style:list-style-name="L1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Arial" fo:font-size="12pt" fo:language="en" fo:country="US" style:font-size-asian="12pt" style:font-name-complex="Arial" style:font-size-complex="12pt"/>
    </style:style>
    <style:style style:name="P32" style:family="paragraph" style:parent-style-name="Table_20_Contents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Text_20_body" style:list-style-name="L1">
      <style:paragraph-properties loext:contextual-spacing="false" fo:margin-top="0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Arial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color="#000000" fo:language="id" fo:country="ID" style:font-name-complex="Arial"/>
    </style:style>
    <style:style style:name="T3" style:family="text">
      <style:text-properties fo:color="#000000" fo:language="id" fo:country="ID" fo:font-weight="bold" style:font-weight-asian="bold" style:font-name-complex="Arial" style:font-weight-complex="bold"/>
    </style:style>
    <style:style style:name="T4" style:family="text">
      <style:text-properties fo:color="#000000" style:font-name-complex="Arial"/>
    </style:style>
    <style:style style:name="T5" style:family="text">
      <style:text-properties fo:color="#000000" fo:language="en" fo:country="US" style:font-name-complex="Arial"/>
    </style:style>
    <style:style style:name="T6" style:family="text">
      <style:text-properties fo:color="#000000" fo:language="sv" fo:country="SE" style:language-asian="zxx" style:country-asian="none" style:font-name-complex="Arial"/>
    </style:style>
    <style:style style:name="T7" style:family="text">
      <style:text-properties fo:color="#000000" fo:language="sv" fo:country="SE" fo:font-weight="bold" style:font-weight-asian="bold" style:font-name-complex="Arial" style:font-weight-complex="bold"/>
    </style:style>
    <style:style style:name="T8" style:family="text">
      <style:text-properties style:use-window-font-color="true" fo:language="en" fo:country="US" fo:font-weight="normal" fo:background-color="transparent" style:font-name-asian="Calibri1" style:font-name-complex="Calibri1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{kejaksaan}</text:p>
            <text:p text:style-name="P23">{lokasi}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0"/>
          </table:table-cell>
          <table:table-cell office:value-type="string">
            <text:p text:style-name="P21">SP.WAS-1</text:p>
          </table:table-cell>
        </table:table-row>
      </table:table>
      <text:p text:style-name="P9"/>
      <text:p text:style-name="P4">SURAT PERINTAH</text:p>
      <text:p text:style-name="P8">{pimpinan_inst}</text:p>
      <text:p text:style-name="P6">NOMOR : {no_sp_was_1}</text:p>
      <text:p text:style-name="P4">{pimpinan_inst}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Dasar</text:p>
          </table:table-cell>
          <table:table-cell table:style-name="Table3.A1" office:value-type="string">
            <text:p text:style-name="P13">:</text:p>
          </table:table-cell>
          <table:table-cell table:style-name="Table3.A1" office:value-type="string">
            <text:list xml:id="list1815210557209682175" text:style-name="L1">
              <text:list-item>
                <text:p text:style-name="P25"><text:span text:style-name="T2">Undang-Undang R.I. Nomor 16 Tahun 2004 tentang Kejaksaan R</text:span><text:span text:style-name="T4">epublik </text:span><text:span text:style-name="T2">I</text:span><text:span text:style-name="T5">ndonesia</text:span><text:span text:style-name="T4">;</text:span></text:p>
              </text:list-item>
              <text:list-item>
                <text:p text:style-name="P25"><text:span text:style-name="T2">Peraturan </text:span><text:span text:style-name="T5">Pemerintah Nomor 53 Tahun 2010 tentang Disiplin Pegawai Negeri Sipil</text:span><text:span text:style-name="T2">.</text:span></text:p>
              </text:list-item>
              <text:list-item>
                <text:p text:style-name="P28">Peraturan Presiden Republik Indonesia Nomor : 29 Tahun 2016 tentang perubahan atas peraturan Presiden Nomor : 38 Tahun 2010 tentang Organisasi dan Tata Kerja Kejaksaan Republik Indonesia;</text:p>
              </text:list-item>
              <text:list-item>
                <text:p text:style-name="P25"><text:span text:style-name="T2">Peraturan Jaksa Agung R</text:span><text:span text:style-name="T5">epublik Indonesia</text:span><text:span text:style-name="T2"> Nomor : PER-006/A/JA/03/2014 tanggal 20 Maret 2014 tentang Perubahan atas Peraturan Jaksa Agung Republik Indonesia Nomor : PER-</text:span><text:span text:style-name="T5">0</text:span><text:span text:style-name="T2">9</text:span><text:span text:style-name="T5">/A/JA/0</text:span><text:span text:style-name="T2">1</text:span><text:span text:style-name="T5">/2</text:span><text:span text:style-name="T2">011 Tanggal 24 Januari 2011</text:span><text:span text:style-name="T5"> tentang </text:span><text:span text:style-name="T2">Organisasi dan Tata Kerja Kejaksaan Republik Indonesia;</text:span></text:p>
              </text:list-item>
              <text:list-item>
                <text:p text:style-name="P28">Peraturan Jaksa Agung Republik Indonesia Nomor : PER-015/A/JA/07/2013 Tanggal 02 Juli 2013 Tentang Perubahan atas Peraturan Jaksa Agung Republik Indonesia Nomor : PER-022/A/JA/03/2011 tanggal 18 Maret 2011 tentang penyelenggaraan Pengawasan;</text:p>
              </text:list-item>
              <text:list-item>
                <text:p text:style-name="P25"><text:span text:style-name="T8">Petunjuk Pelaksanaan Jaksa Agung Muda Pengawasan Nomor : JUKLAK-01/H/Hjw/04/2011 Tanggal 1 April 2011 tentang Teknis Penanganan Laporan Pengaduan dan Tata Kelola Administrasi Bidang Pengawasan</text:span><text:span text:style-name="T5">;</text:span></text:p>
                <text:p text:style-name="P34">[!-- BEGIN surat --]</text:p>
              </text:list-item>
              <text:list-item>
                <text:p text:style-name="P34">{isi_surat}</text:p>
                <text:p text:style-name="P34">[!-- END surat --]</text:p>
                <text:p text:style-name="P31"/>
              </text:list-item>
            </text:list>
          </table:table-cell>
        </table:table-row>
        <table:table-row>
          <table:table-cell table:style-name="Table3.A1" office:value-type="string">
            <text:p text:style-name="P14">Pertimbangan</text:p>
          </table:table-cell>
          <table:table-cell table:style-name="Table3.A1" office:value-type="string">
            <text:p text:style-name="P13">:</text:p>
          </table:table-cell>
          <table:table-cell table:style-name="Table3.A1" office:value-type="string">
            <text:list xml:id="list1783980882398638442" text:style-name="L2">
              <text:list-item>
                <text:p text:style-name="P29">Bahwa untuk mengecek kebenaran dan mempercepat penyelesaian dugaan pelanggaran disiplin sebagaimana dimaksud pada angka 7 <text:s/>di atas, maka perlu dilakukan Klarifikasi;</text:p>
              </text:list-item>
              <text:list-item>
                <text:p text:style-name="P29">bahwa sebagai perwujudannya perlu dikeluarkan Surat Perintah<text:span text:style-name="T9"> </text:span><text:span text:style-name="T1">{pimpinan_inst}</text:span></text:p>
              </text:list-item>
            </text:list>
          </table:table-cell>
        </table:table-row>
      </table:table>
      <text:p text:style-name="P3"/>
      <text:p text:style-name="P4">MEMERINTAHKAN 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14"/>
            <text:p text:style-name="P14">Kepada</text:p>
          </table:table-cell>
          <table:table-cell office:value-type="string">
            <text:p text:style-name="P14"/>
            <text:p text:style-name="P14">:</text:p>
          </table:table-cell>
          <table:table-cell office:value-type="string">
            <text:p text:style-name="P11">[!-- BEGIN pemeriksa --]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office:value-type="string">
                  <text:p text:style-name="P15">{urutan_pemeriksa}. </text:p>
                </table:table-cell>
                <table:table-cell office:value-type="string">
                  <text:p text:style-name="P14">Nama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7">{nama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Pangkat/Gol. 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pangkat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NIP/NRP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nip_pemeriksa}/{nrp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Jabatan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jabatan_pemeriksa}</text:p>
                </table:table-cell>
              </table:table-row>
            </table:table>
            <text:p text:style-name="P11">[!-- END pemeriksa --]</text:p>
          </table:table-cell>
        </table:table-row>
        <table:table-row>
          <table:table-cell office:value-type="string">
            <text:p text:style-name="P14">Untuk</text:p>
          </table:table-cell>
          <table:table-cell office:value-type="string">
            <text:p text:style-name="P14">:</text:p>
          </table:table-cell>
          <table:table-cell office:value-type="string">
            <text:list xml:id="list7143185268539884689" text:style-name="L3">
              <text:list-item>
                <text:p text:style-name="P32"><text:span text:style-name="T2">Melakukan </text:span><text:span text:style-name="T5">Kl</text:span><text:span text:style-name="T2">arifikasi terhadap dugaan pelanggaran disiplin yang dilakukan oleh <text:s/>:</text:span></text:p>
              </text:list-item>
            </text:list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/>
          </table:table-cell>
          <table:table-cell office:value-type="string">
            <text:p text:style-name="P11">[!-- BEGIN terlapor --]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office:value-type="string">
                  <text:p text:style-name="P18">{urutan_terlapor}. </text:p>
                </table:table-cell>
                <table:table-cell office:value-type="string">
                  <text:p text:style-name="P17">Nama</text:p>
                </table:table-cell>
                <table:table-cell office:value-type="string">
                  <text:p text:style-name="P17">:</text:p>
                </table:table-cell>
                <table:table-cell office:value-type="string">
                  <text:p text:style-name="P17">{nama_terlapor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7">Pangkat/Gol.</text:p>
                </table:table-cell>
                <table:table-cell office:value-type="string">
                  <text:p text:style-name="P17">:</text:p>
                </table:table-cell>
                <table:table-cell office:value-type="string">
                  <text:p text:style-name="P17">{pangkat_terlapor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7">NIP/NRP</text:p>
                </table:table-cell>
                <table:table-cell office:value-type="string">
                  <text:p text:style-name="P17">:</text:p>
                </table:table-cell>
                <table:table-cell office:value-type="string">
                  <text:p text:style-name="P17">{nip_terlapor}/{nrp_terlapor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7">Jabatan</text:p>
                </table:table-cell>
                <table:table-cell office:value-type="string">
                  <text:p text:style-name="P17">:</text:p>
                </table:table-cell>
                <table:table-cell office:value-type="string">
                  <text:p text:style-name="P17">{jabatan_terlapor}</text:p>
                </table:table-cell>
              </table:table-row>
            </table:table>
            <text:p text:style-name="P11"><text:soft-page-break/>[!-- END terlapor --]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/>
          </table:table-cell>
          <table:table-cell office:value-type="string">
            <text:p text:style-name="P24"><text:span text:style-name="T6"><text:s/>dan pihak</text:span><text:span text:style-name="T2"> terkait lainnya sesuai dengan dugaan pelanggaran disiplin sebagaimana dimaksud pada angka 7 di atas;</text:span></text:p>
            <text:list xml:id="list36460905" text:continue-numbering="true" text:style-name="L3">
              <text:list-item>
                <text:p text:style-name="P26"><text:span text:style-name="T5">Membuat Berita Acara Klarifikasi</text:span><text:span text:style-name="T2">;</text:span></text:p>
              </text:list-item>
              <text:list-item>
                <text:p text:style-name="P30">Melaporkan hasilnya dalam bentuk Laporan Hasil Klarifikasi;</text:p>
              </text:list-item>
              <text:list-item>
                <text:p text:style-name="P30">Melaksanakan Surat Perintah ini dengan sebaik-baiknya dan penuh rasa tanggung jawab;</text:p>
              </text:list-item>
              <text:list-item>
                <text:p text:style-name="P27"><text:span text:style-name="T2">Surat Perintah ini berlaku </text:span><text:span text:style-name="T7">mulai</text:span><text:span text:style-name="T3"> tanggal {tgl_berlaku_1} sampai dengan tanggal {tgl_berlaku_2}</text:span><text:span text:style-name="T2">;</text:span></text:p>
              </text:list-item>
              <text:list-item>
                <text:p text:style-name="P26"><text:span text:style-name="T2">Segala</text:span><text:span text:style-name="T5"> </text:span><text:span text:style-name="T2"><text:s/>biaya</text:span><text:span text:style-name="T5"> </text:span><text:span text:style-name="T2"><text:s/>yang</text:span><text:span text:style-name="T5"> </text:span><text:span text:style-name="T2"><text:s/>timbul</text:span><text:span text:style-name="T5"> </text:span><text:span text:style-name="T2"><text:s/>akibat</text:span><text:span text:style-name="T5"> </text:span><text:span text:style-name="T2"><text:s/>dari</text:span><text:span text:style-name="T5"> </text:span><text:span text:style-name="T2"><text:s/>pelaksanaan Surat Perintah ini dibebankan pada DIPA Pengawasan Kejaksaan Agung R.I. Tahun Anggaran 2016 Nomor : SP DIPA-006.01.1.419346/2016 tanggal 7 Desember 2015.</text:span></text:p>
              </text:list-item>
            </text:list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office:value-type="string">
            <text:p text:style-name="P14"/>
          </table:table-cell>
          <table:table-cell office:value-type="string">
            <text:p text:style-name="P14">Dikeluarkan di</text:p>
          </table:table-cell>
          <table:table-cell office:value-type="string">
            <text:p text:style-name="P14">:</text:p>
          </table:table-cell>
          <table:table-cell office:value-type="string">
            <text:p text:style-name="P14">{dikeluarkan_di}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>Pada tanggal</text:p>
          </table:table-cell>
          <table:table-cell office:value-type="string">
            <text:p text:style-name="P14">:</text:p>
          </table:table-cell>
          <table:table-cell office:value-type="string">
            <text:p text:style-name="P14">{tgl_sp_was_1}</text:p>
          </table:table-cell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/>
            <text:p text:style-name="P16">{jabatanPenandatangan}</text:p>
            <text:p text:style-name="P16">{jabatan}</text:p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9">{namaTandatangan}</text:p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>{nipTandatangan}</text:p>
          </table:table-cell>
          <table:covered-table-cell/>
          <table:covered-table-cell/>
        </table:table-row>
      </table:table>
      <text:p text:style-name="P5"/>
      <text:p text:style-name="P7">Tembusan:</text:p>
      <text:p text:style-name="P12">[!-- BEGIN tembusan --]{urutan_tembusan}. {jabatan_tembusan}</text:p>
      <text:p text:style-name="P12">[!-- END tembusan --]</text:p>
      <text:p text:style-name="P10">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7-02-01T16:26:53.29</dc:date>
    <meta:editing-duration>PT9H16M12S</meta:editing-duration>
    <meta:editing-cycles>104</meta:editing-cycles>
    <meta:generator>OpenOffice/4.1.1$Win32 OpenOffice.org_project/411m6$Build-9775</meta:generator>
    <dc:creator>ff sdfsf</dc:creator>
    <meta:document-statistic meta:table-count="7" meta:image-count="0" meta:object-count="0" meta:page-count="2" meta:paragraph-count="79" meta:word-count="371" meta:character-count="2809"/>
  </office:meta>
</office:document-meta>
</file>